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Liberation Serif" officeooo:rsid="0005ea9e" officeooo:paragraph-rsid="0005ea9e"/>
    </style:style>
    <style:style style:name="P2" style:family="paragraph" style:parent-style-name="Preformatted_20_Text">
      <style:text-properties style:font-name="Liberation Serif" officeooo:rsid="0005ea9e" officeooo:paragraph-rsid="00066c6f"/>
    </style:style>
    <style:style style:name="P3" style:family="paragraph" style:parent-style-name="Preformatted_20_Text">
      <style:text-properties style:font-name="Liberation Serif" officeooo:rsid="0005ea9e" officeooo:paragraph-rsid="000d9131"/>
    </style:style>
    <style:style style:name="P4" style:family="paragraph" style:parent-style-name="Preformatted_20_Text">
      <style:text-properties style:font-name="Liberation Serif" fo:font-size="10pt" officeooo:rsid="0005ea9e" officeooo:paragraph-rsid="00066c6f" style:font-name-asian="Droid Sans Fallback1" style:font-size-asian="10pt" style:font-name-complex="Liberation Mono" style:font-size-complex="10pt"/>
    </style:style>
    <style:style style:name="P5" style:family="paragraph" style:parent-style-name="Preformatted_20_Text">
      <style:text-properties style:font-name="Liberation Serif" fo:font-size="10pt" officeooo:rsid="0005ea9e" officeooo:paragraph-rsid="000d9131" style:font-name-asian="Droid Sans Fallback1" style:font-size-asian="10pt" style:font-name-complex="Liberation Mono" style:font-size-complex="10pt"/>
    </style:style>
    <style:style style:name="P6"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officeooo:rsid="0005ea9e" officeooo:paragraph-rsid="00066c6f" style:font-style-asian="italic" style:font-style-complex="italic"/>
    </style:style>
    <style:style style:name="P7" style:family="paragraph" style:parent-style-name="Preformatted_20_Text">
      <style:text-properties style:font-name="Liberation Serif" fo:font-size="11pt" officeooo:rsid="0005ea9e" officeooo:paragraph-rsid="00066c6f" style:font-size-asian="11pt" style:font-size-complex="11pt"/>
    </style:style>
    <style:style style:name="P8" style:family="paragraph" style:parent-style-name="Preformatted_20_Text">
      <style:text-properties style:font-name="Liberation Serif" fo:font-size="11pt" officeooo:rsid="0005ea9e" officeooo:paragraph-rsid="0005ea9e" style:font-size-asian="11pt" style:font-size-complex="11pt"/>
    </style:style>
    <style:style style:name="P9" style:family="paragraph" style:parent-style-name="Preformatted_20_Text">
      <style:text-properties style:font-name="Liberation Serif" fo:font-size="11pt" officeooo:rsid="0005ea9e" officeooo:paragraph-rsid="000f77ac" style:font-size-asian="11pt" style:font-size-complex="11pt"/>
    </style:style>
    <style:style style:name="P10" style:family="paragraph" style:parent-style-name="Preformatted_20_Text">
      <style:paragraph-properties fo:text-align="start" style:justify-single-word="false"/>
      <style:text-properties style:font-name="Liberation Serif" fo:font-size="11pt" officeooo:paragraph-rsid="001815a4" style:font-size-asian="11pt" style:font-size-complex="11pt"/>
    </style:style>
    <style:style style:name="P11" style:family="paragraph" style:parent-style-name="Preformatted_20_Text">
      <style:paragraph-properties fo:text-align="center" style:justify-single-word="false"/>
      <style:text-properties style:font-name="Liberation Serif" fo:font-size="11pt" fo:font-weight="bold" officeooo:rsid="0006f540" officeooo:paragraph-rsid="0006f540" style:font-size-asian="11pt" style:font-weight-asian="bold" style:font-size-complex="11pt" style:font-weight-complex="bold"/>
    </style:style>
    <style:style style:name="P12" style:family="paragraph" style:parent-style-name="Preformatted_20_Text">
      <style:paragraph-properties fo:text-align="center" style:justify-single-word="false"/>
      <style:text-properties style:font-name="Liberation Serif" fo:font-size="11pt" fo:font-weight="bold" officeooo:rsid="00085cdd" officeooo:paragraph-rsid="00085cdd" style:font-size-asian="11pt" style:font-weight-asian="bold" style:font-size-complex="11pt" style:font-weight-complex="bold"/>
    </style:style>
    <style:style style:name="P13" style:family="paragraph" style:parent-style-name="Preformatted_20_Text">
      <style:paragraph-properties fo:text-align="center" style:justify-single-word="false"/>
      <style:text-properties style:font-name="Liberation Serif" fo:font-size="11pt" fo:font-weight="bold" officeooo:rsid="000bc5c6" officeooo:paragraph-rsid="000bc5c6" style:font-name-asian="Droid Sans Fallback1" style:font-size-asian="11pt" style:font-weight-asian="bold" style:font-name-complex="Liberation Mono" style:font-size-complex="11pt" style:font-weight-complex="bold"/>
    </style:style>
    <style:style style:name="P14" style:family="paragraph" style:parent-style-name="Preformatted_20_Text">
      <style:paragraph-properties fo:text-align="start" style:justify-single-word="false"/>
      <style:text-properties style:font-name="Liberation Serif" fo:font-size="11pt" fo:font-weight="normal" officeooo:rsid="0006f540" officeooo:paragraph-rsid="0006f540" style:font-size-asian="11pt" style:font-weight-asian="normal" style:font-size-complex="11pt" style:font-weight-complex="normal"/>
    </style:style>
    <style:style style:name="P15" style:family="paragraph" style:parent-style-name="Preformatted_20_Text">
      <style:paragraph-properties fo:text-align="start" style:justify-single-word="false"/>
      <style:text-properties style:font-name="Liberation Serif" fo:font-size="11pt" fo:font-weight="normal" officeooo:rsid="0009cb83" officeooo:paragraph-rsid="0009cb83" style:font-size-asian="11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Liberation Serif" fo:font-size="11pt" fo:font-weight="normal" officeooo:rsid="0009cb83" officeooo:paragraph-rsid="0006f540" style:font-size-asian="11pt" style:font-weight-asian="normal" style:font-size-complex="11pt" style:font-weight-complex="normal"/>
    </style:style>
    <style:style style:name="P17" style:family="paragraph" style:parent-style-name="Preformatted_20_Text">
      <style:paragraph-properties fo:text-align="start" style:justify-single-word="false"/>
      <style:text-properties style:font-name="Liberation Serif" fo:font-size="11pt" fo:font-weight="normal" officeooo:rsid="000b8e5a" officeooo:paragraph-rsid="000b8e5a" style:font-size-asian="11pt" style:font-weight-asian="normal" style:font-size-complex="11pt" style:font-weight-complex="normal"/>
    </style:style>
    <style:style style:name="P18" style:family="paragraph" style:parent-style-name="Preformatted_20_Text">
      <style:paragraph-properties fo:text-align="start" style:justify-single-word="false"/>
      <style:text-properties style:font-name="Liberation Serif" fo:font-size="11pt" fo:font-weight="normal" officeooo:rsid="000bc5c6" officeooo:paragraph-rsid="000bc5c6" style:font-size-asian="11pt" style:font-weight-asian="normal" style:font-size-complex="11pt" style:font-weight-complex="normal"/>
    </style:style>
    <style:style style:name="P19" style:family="paragraph" style:parent-style-name="Preformatted_20_Text">
      <style:paragraph-properties fo:text-align="start" style:justify-single-word="false"/>
      <style:text-properties style:font-name="Liberation Serif" fo:font-size="11pt" fo:font-weight="normal" officeooo:rsid="00110ba2" officeooo:paragraph-rsid="00110ba2" style:font-size-asian="11pt" style:font-weight-asian="normal" style:font-size-complex="11pt" style:font-weight-complex="normal"/>
    </style:style>
    <style:style style:name="P20" style:family="paragraph" style:parent-style-name="Preformatted_20_Text">
      <style:paragraph-properties fo:text-align="start" style:justify-single-word="false"/>
      <style:text-properties style:font-name="Liberation Serif" fo:font-size="11pt" fo:font-weight="normal" officeooo:rsid="001815a4" officeooo:paragraph-rsid="001815a4" style:font-size-asian="11pt" style:font-weight-asian="normal" style:font-size-complex="11pt" style:font-weight-complex="normal"/>
    </style:style>
    <style:style style:name="P21" style:family="paragraph" style:parent-style-name="Preformatted_20_Text">
      <style:paragraph-properties fo:text-align="start" style:justify-single-word="false"/>
      <style:text-properties officeooo:paragraph-rsid="001815a4"/>
    </style:style>
    <style:style style:name="P22"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23"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P24" style:family="paragraph" style:parent-style-name="Preformatted_20_Text">
      <style:paragraph-properties fo:text-align="start" style:justify-single-word="false"/>
      <style:text-properties style:font-name="Liberation Serif" fo:font-size="11pt" fo:font-weight="normal" officeooo:rsid="000bc5c6" officeooo:paragraph-rsid="000bc5c6" style:font-size-asian="11pt" style:font-weight-asian="normal" style:font-size-complex="11pt" style:font-weight-complex="normal"/>
    </style:style>
    <style:style style:name="P25" style:family="paragraph" style:parent-style-name="Preformatted_20_Text">
      <style:paragraph-properties fo:text-align="start" style:justify-single-word="false"/>
      <style:text-properties style:font-name="Liberation Serif" fo:font-size="11pt" fo:font-weight="normal" officeooo:rsid="001ae5ad" officeooo:paragraph-rsid="001ae5ad" style:font-size-asian="11pt" style:font-weight-asian="normal" style:font-size-complex="11pt" style:font-weight-complex="normal"/>
    </style:style>
    <style:style style:name="T1" style:family="text">
      <style:text-properties officeooo:rsid="00085cdd"/>
    </style:style>
    <style:style style:name="T2" style:family="text">
      <style:text-properties fo:font-style="italic" officeooo:rsid="00085cdd" style:font-style-asian="italic" style:font-style-complex="italic"/>
    </style:style>
    <style:style style:name="T3" style:family="text">
      <style:text-properties fo:font-style="italic" officeooo:rsid="000d74da" style:font-style-asian="italic" style:font-style-complex="italic"/>
    </style:style>
    <style:style style:name="T4" style:family="text">
      <style:text-properties fo:font-style="normal" officeooo:rsid="00085cdd" style:font-style-asian="normal" style:font-style-complex="normal"/>
    </style:style>
    <style:style style:name="T5" style:family="text">
      <style:text-properties officeooo:rsid="000b8e5a"/>
    </style:style>
    <style:style style:name="T6" style:family="text">
      <style:text-properties officeooo:rsid="000bc5c6"/>
    </style:style>
    <style:style style:name="T7" style:family="text">
      <style:text-properties officeooo:rsid="000d0d29"/>
    </style:style>
    <style:style style:name="T8" style:family="text">
      <style:text-properties fo:font-size="10pt" style:font-name-asian="Droid Sans Fallback1" style:font-size-asian="10pt" style:font-name-complex="Liberation Mono" style:font-size-complex="10pt"/>
    </style:style>
    <style:style style:name="T9" style:family="text">
      <style:text-properties fo:font-size="10pt" officeooo:rsid="000d9131" style:font-name-asian="Droid Sans Fallback1" style:font-size-asian="10pt" style:font-name-complex="Liberation Mono" style:font-size-complex="10pt"/>
    </style:style>
    <style:style style:name="T10" style:family="text">
      <style:text-properties officeooo:rsid="000d9131"/>
    </style:style>
    <style:style style:name="T11" style:family="text">
      <style:text-properties officeooo:rsid="000f77ac"/>
    </style:style>
    <style:style style:name="T12" style:family="text">
      <style:text-properties officeooo:rsid="0012be4d"/>
    </style:style>
    <style:style style:name="T13" style:family="text">
      <style:text-properties officeooo:rsid="0012c597"/>
    </style:style>
    <style:style style:name="T14" style:family="text">
      <style:text-properties officeooo:rsid="00133287"/>
    </style:style>
    <style:style style:name="T15" style:family="text">
      <style:text-properties officeooo:rsid="0013f365"/>
    </style:style>
    <style:style style:name="T16" style:family="text">
      <style:text-properties officeooo:rsid="0014c203"/>
    </style:style>
    <style:style style:name="T17" style:family="text">
      <style:text-properties style:font-name="Liberation Serif" fo:font-size="11pt" fo:font-weight="normal" officeooo:rsid="00110ba2" style:font-size-asian="11pt" style:font-weight-asian="normal" style:font-size-complex="11pt" style:font-weight-complex="normal"/>
    </style:style>
    <style:style style:name="T18" style:family="text">
      <style:text-properties style:font-name="Liberation Serif" fo:font-size="11pt" fo:font-weight="normal" officeooo:rsid="00155bf1" style:font-size-asian="11pt" style:font-weight-asian="normal" style:font-size-complex="11pt" style:font-weight-complex="normal"/>
    </style:style>
    <style:style style:name="T19" style:family="text">
      <style:text-properties officeooo:rsid="001815a4"/>
    </style:style>
    <style:style style:name="T20" style:family="text">
      <style:text-properties officeooo:rsid="001972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oix des technologies</text:p>
      <text:p text:style-name="P8"/>
      <text:p text:style-name="P8"><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2">Représentation</text:p>
          </table:table-cell>
          <table:table-cell table:style-name="Table1.A1" office:value-type="string">
            <text:p text:style-name="P4">Avantages</text:p>
          </table:table-cell>
          <table:table-cell table:style-name="Table1.C1" office:value-type="string">
            <text:p text:style-name="P4">Inconvénients</text:p>
          </table:table-cell>
        </table:table-row>
        <table:table-row>
          <table:table-cell table:style-name="Table1.A2" office:value-type="string">
            <text:p text:style-name="P4">Octree ou KDTree</text:p>
          </table:table-cell>
          <table:table-cell table:style-name="Table1.A2" office:value-type="string">
            <text:p text:style-name="P2">- Hiérarchie des résolutions</text:p>
            <text:p text:style-name="P2">- Rendu volumique possible</text:p>
            <text:p text:style-name="P4">- Construction et parcours simples</text:p>
          </table:table-cell>
          <table:table-cell table:style-name="Table1.C2" office:value-type="string">
            <text:p text:style-name="P2">- Visualisation surfacique difficile</text:p>
            <text:p text:style-name="P2">- Coût de stockage excessif</text:p>
            <text:p text:style-name="P4">- Recalculer à chaque modification</text:p>
          </table:table-cell>
        </table:table-row>
        <table:table-row>
          <table:table-cell table:style-name="Table1.A2" office:value-type="string">
            <text:p text:style-name="P4">Arbre CSG</text:p>
          </table:table-cell>
          <table:table-cell table:style-name="Table1.A2" office:value-type="string">
            <text:p text:style-name="P2">- Historique de construction</text:p>
            <text:p text:style-name="P4">- Approche fonctionnelle</text:p>
          </table:table-cell>
          <table:table-cell table:style-name="Table1.C2" office:value-type="string">
            <text:p text:style-name="P2">- Non unicité</text:p>
            <text:p text:style-name="P2">- Opérations complexes</text:p>
            <text:p text:style-name="P4">- Domaine insuffisant</text:p>
          </table:table-cell>
        </table:table-row>
        <table:table-row>
          <table:table-cell table:style-name="Table1.A2" office:value-type="string">
            <text:p text:style-name="P4">G-maps</text:p>
          </table:table-cell>
          <table:table-cell table:style-name="Table1.A2" office:value-type="string">
            <text:p text:style-name="P2">- Opérations de topologie simples</text:p>
            <text:p text:style-name="P4">- Plongements multiples</text:p>
          </table:table-cell>
          <table:table-cell table:style-name="Table1.C2" office:value-type="string">
            <text:p text:style-name="P4">- Séparation topologie / plongement</text:p>
          </table:table-cell>
        </table:table-row>
        <table:table-row>
          <table:table-cell table:style-name="Table1.A2" office:value-type="string">
            <text:p text:style-name="P4">Liste de triangles</text:p>
          </table:table-cell>
          <table:table-cell table:style-name="Table1.A2" office:value-type="string">
            <text:p text:style-name="P4">- Opérations simples</text:p>
          </table:table-cell>
          <table:table-cell table:style-name="Table1.C2" office:value-type="string">
            <text:p text:style-name="P4">- Stockage non optimisé</text:p>
          </table:table-cell>
        </table:table-row>
        <table:table-row>
          <table:table-cell table:style-name="Table1.A2" office:value-type="string">
            <text:p text:style-name="P4">Sommets partagés</text:p>
          </table:table-cell>
          <table:table-cell table:style-name="Table1.A2" office:value-type="string">
            <text:p text:style-name="P2">- Opérations simples</text:p>
            <text:p text:style-name="P4">- Stockage correct</text:p>
          </table:table-cell>
          <table:table-cell table:style-name="Table1.C2" office:value-type="string">
            <text:p text:style-name="P22"/>
          </table:table-cell>
        </table:table-row>
        <table:table-row>
          <table:table-cell table:style-name="Table1.A2" office:value-type="string">
            <text:p text:style-name="P4">Bandes de triangles</text:p>
          </table:table-cell>
          <table:table-cell table:style-name="Table1.A2" office:value-type="string">
            <text:p text:style-name="P4">- Stockage correct</text:p>
          </table:table-cell>
          <table:table-cell table:style-name="Table1.C2" office:value-type="string">
            <text:p text:style-name="P2">- Chaque sommet est visité deux fois</text:p>
            <text:p text:style-name="P4">- Opérations de déplacement délicates</text:p>
          </table:table-cell>
        </table:table-row>
        <table:table-row>
          <table:table-cell table:style-name="Table1.A2" office:value-type="string">
            <text:p text:style-name="P4">Structure par faces</text:p>
          </table:table-cell>
          <table:table-cell table:style-name="Table1.A2" office:value-type="string">
            <text:p text:style-name="P2">- Chaque face pointe sur ses sommets</text:p>
            <text:p text:style-name="P4">- Une face connaît les faces adjacentes</text:p>
          </table:table-cell>
          <table:table-cell table:style-name="Table1.C2" office:value-type="string">
            <text:p text:style-name="P2">- Pas d'accès direct aux arêtes</text:p>
          </table:table-cell>
        </table:table-row>
        <table:table-row>
          <table:table-cell table:style-name="Table1.A2" office:value-type="string">
            <text:p text:style-name="P4">Structure par demi-arêtes</text:p>
          </table:table-cell>
          <table:table-cell table:style-name="Table1.A2" office:value-type="string">
            <text:p text:style-name="P4">- Parcours de maillage très pratiques</text:p>
          </table:table-cell>
          <table:table-cell table:style-name="Table1.C2" office:value-type="string">
            <text:p text:style-name="P2">- Coût de stockage excessif</text:p>
          </table:table-cell>
        </table:table-row>
        <table:table-row>
          <table:table-cell table:style-name="Table1.A2" office:value-type="string">
            <text:p text:style-name="P5">Vertex Array (VAO)</text:p>
          </table:table-cell>
          <table:table-cell table:style-name="Table1.A2" office:value-type="string">
            <text:p text:style-name="P2">- Optimisé pour le rendu OpenGL</text:p>
            <text:p text:style-name="P2">- <text:span text:style-name="T10">Simple d'utilisation</text:span></text:p>
          </table:table-cell>
          <table:table-cell table:style-name="Table1.C2" office:value-type="string">
            <text:p text:style-name="P3"><text:span text:style-name="T8">- Utilise le </text:span><text:span text:style-name="T9">CPU et la RAM</text:span></text:p>
          </table:table-cell>
        </table:table-row>
        <table:table-row>
          <table:table-cell table:style-name="Table1.A2" office:value-type="string">
            <text:p text:style-name="P5">Vertex Buffer Object (VBO)</text:p>
          </table:table-cell>
          <table:table-cell table:style-name="Table1.A2" office:value-type="string">
            <text:p text:style-name="P2">- Optimisé pour le rendu OpenGL</text:p>
            <text:p text:style-name="P2">- Utilise le GPU <text:span text:style-name="T10">et la VRAM</text:span></text:p>
          </table:table-cell>
          <table:table-cell table:style-name="Table1.C2" office:value-type="string">
            <text:p text:style-name="P2"/>
          </table:table-cell>
        </table:table-row>
      </table:table>
      <text:p text:style-name="P6">Tableau comparatif de méthodes de représentation de maillage 3D</text:p>
      <text:p text:style-name="P2"/>
      <text:p text:style-name="P9"><text:tab/><text:span text:style-name="T11">L'étude comparative montre qu'il serait judicieux d'utiliser conjointement des Vertex Buffer Objects (VBOs) afin d'optimiser les performances et une classe personnalisée pour aisément gérer nos données par une surcouche de méthodes.</text:span></text:p>
      <text:p text:style-name="P7"/>
      <text:p text:style-name="P7"/>
      <text:p text:style-name="P7"/>
      <text:p text:style-name="P11">Fonctionnalités</text:p>
      <text:p text:style-name="P14"/>
      <text:p text:style-name="P16">Formes de base : cube, sphère, cylindre, tore… (avec paramètres modifiables)</text:p>
      <text:p text:style-name="P15">Outils : extrusion, intrusion, lissage, déplacement, gonflement, pincement...</text:p>
      <text:p text:style-name="P15">Fonctionnalités : symétrie axiales et centrales, subdivision, simplification, <text:span text:style-name="T5">(union, différence), déplacement, rotation et mise à l'échelle de l'objet, fils de fer / solide, (validation maillage)</text:span></text:p>
      <text:p text:style-name="P17">Interface : déplacement, rotation et zoom dans la fenêtre OpenGL, boites d'outils, menus déroulants, boutons, afficher la grille / le repère, perspective</text:p>
      <text:p text:style-name="P17">Options : nouveau, ouvrir, enregistrer, importer, exporter, annuler, refaire, paramètres, quitter</text:p>
      <text:p text:style-name="P17">Autres : matériaux, lumière</text:p>
      <text:p text:style-name="P14"/>
      <text:p text:style-name="P14"/>
      <text:p text:style-name="P14"/>
      <text:p text:style-name="P11">Conventions de programmation</text:p>
      <text:p text:style-name="P14"/>
      <text:p text:style-name="P14"><text:tab/><text:span text:style-name="T1">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afin d'en expliquer brièvement son fonctionnement. Enfin, nous avons choisi de faire précéder le nom de </text:span><text:soft-page-break/><text:span text:style-name="T1">chacune de nos classes par « OS » pour « OpenSculpt ». Les noms des classes seront alors de la forme « OS</text:span><text:span text:style-name="T2">NomDeClasse »</text:span><text:span text:style-name="T4">. De la même manière, les noms des variables seront de la forme « m_</text:span><text:span text:style-name="T2">nomVariable </text:span><text:span text:style-name="T4">»</text:span><text:span text:style-name="T2"> </text:span><text:span text:style-name="T4">pour les attributs de classe, « g_</text:span><text:span text:style-name="T3">n</text:span><text:span text:style-name="T2">omVariable </text:span><text:span text:style-name="T4">» pour les variables globales et « s_</text:span><text:span text:style-name="T2">nomVariable </text:span><text:span text:style-name="T4">» pour les variables statiques.</text:span></text:p>
      <text:p text:style-name="P14"/>
      <text:p text:style-name="P14"/>
      <text:p text:style-name="P14"/>
      <text:p text:style-name="P12">Répartition des tâches</text:p>
      <text:p text:style-name="P14"/>
      <text:p text:style-name="P14"><text:tab/><text:span text:style-name="T6">Pour organiser correctement le développement de l'application, il est nécessaire de définir des rôles pour chaque membre de l'équipe de projet. Nous nous répartirons globalement selon le schéma suivant :</text:span></text:p>
      <text:p text:style-name="P14"/>
      <table:table table:name="Table2" table:style-name="Table2">
        <table:table-column table:style-name="Table2.A" table:number-columns-repeated="3"/>
        <table:table-row>
          <table:table-cell table:style-name="Table2.A1" office:value-type="string">
            <text:p text:style-name="P13">GAUTHIER Silvère</text:p>
          </table:table-cell>
          <table:table-cell table:style-name="Table2.A1" office:value-type="string">
            <text:p text:style-name="P13">LAMEIRA Yannick</text:p>
          </table:table-cell>
          <table:table-cell table:style-name="Table2.C1" office:value-type="string">
            <text:p text:style-name="P13">PELADAN Cécile</text:p>
          </table:table-cell>
        </table:table-row>
        <table:table-row>
          <table:table-cell table:style-name="Table2.A2" office:value-type="string">
            <text:p text:style-name="P23">- <text:span text:style-name="T6">Gestion des VAOs et VBOs</text:span></text:p>
            <text:p text:style-name="P23">- <text:span text:style-name="T6">Implémentation des formes</text:span></text:p>
          </table:table-cell>
          <table:table-cell table:style-name="Table2.A2" office:value-type="string">
            <text:p text:style-name="P23">- <text:span text:style-name="T6">Mise en place de l'interface</text:span></text:p>
          </table:table-cell>
          <table:table-cell table:style-name="Table2.C2" office:value-type="string">
            <text:p text:style-name="P23">- <text:span text:style-name="T7">Gestion du curseur</text:span></text:p>
            <text:p text:style-name="P23">- <text:span text:style-name="T6">Implémentation des outils</text:span></text:p>
          </table:table-cell>
        </table:table-row>
      </table:table>
      <text:p text:style-name="P14"/>
      <text:p text:style-name="P18">Par la suite, chaque membre pourra participer aux tâches des autres, ici étant représenté uniquement les responsables des différents modules.</text:p>
      <text:p text:style-name="P18"/>
      <text:p text:style-name="P18"/>
      <text:p text:style-name="P19">A faire <text:span text:style-name="T15">(yannick)</text:span> : </text:p>
      <text:p text:style-name="P19"/>
      <text:p text:style-name="P19">- faire le bouton zoom <text:span text:style-name="T14">(fait)</text:span></text:p>
      <text:p text:style-name="P19">- le bouton rotation en appuyant dessus reste enfoncé avec le clic gauche <text:span text:style-name="T14">(fait)</text:span></text:p>
      <text:p text:style-name="P19">- voir le problème des icônes <text:span text:style-name="T13">(fait)</text:span></text:p>
      <text:p text:style-name="P19">- <text:span text:style-name="T12">créer les glwidget et créer un pointeur vers le mainwindow et faire une enumération tools ( déplacement …)</text:span></text:p>
      <text:p text:style-name="P19"><text:s/><text:span text:style-name="T12">puis prendre cette énumération dans mainwindow.(fait)</text:span></text:p>
      <text:p text:style-name="P19"/>
      <text:p text:style-name="P19">- <text:span text:style-name="T15">changer le bouton right au left ( fait)</text:span></text:p>
      <text:p text:style-name="P19">- <text:span text:style-name="T16">faire un bouton avec un dessin de cube <text:s/>et si on clique on a une boite de dialogue qui s'ouvre ( en cours)</text:span></text:p>
      <text:p text:style-name="P21"><text:span text:style-name="T17">- </text:span><text:span text:style-name="T18">mettre la vue maillage ou plein dans la barre de fichier. (fait)</text:span></text:p>
      <text:p text:style-name="P10"/>
      <text:p text:style-name="P10">- déplacer l'icône du zoom,<text:span text:style-name="T19">(fait)</text:span> </text:p>
      <text:p text:style-name="P10">- préciser dans la barre, l'outil Nouveau : Nouveau projet et Nouveau Objet. <text:span text:style-name="T20">(fait)</text:span></text:p>
      <text:p text:style-name="P20">- Le pas de résolution doit être paramétré. Mettre un slide.</text:p>
      <text:p text:style-name="P18"/>
      <text:p text:style-name="P18"/>
      <text:p text:style-name="P25">Mise à jour du travaille effectués : </text:p>
      <text:p text:style-name="P25">Slivère : tous le projet étant le chef </text:p>
      <text:p text:style-name="P25">Yannick : toute l'interface ainsi que les bouton qui agissent sur le scène et la figure ( rotation, zoom, undo redo …)</text:p>
      <text:p text:style-name="P25">Cécile : création du modèle du Cylin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06T08:47:26.085371000</dc:date>
    <meta:generator>LibreOffice/4.3.5.2$MacOSX_X86_64 LibreOffice_project/3a87456aaa6a95c63eea1c1b3201acedf0751bd5</meta:generator>
    <meta:editing-duration>PT1H43M26S</meta:editing-duration>
    <meta:editing-cycles>23</meta:editing-cycles>
    <meta:document-statistic meta:table-count="2" meta:image-count="0" meta:object-count="0" meta:page-count="2" meta:paragraph-count="84" meta:word-count="736" meta:character-count="4627" meta:non-whitespace-character-count="3965"/>
  </office:meta>
</office:document-meta>
</file>